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helvetica, 'sans 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13edce" officeooo:paragraph-rsid="0013edc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3edce" officeooo:paragraph-rsid="0013edce" style:font-weight-asian="bold" style:font-weight-complex="bold"/>
    </style:style>
    <style:style style:name="P6" style:family="paragraph" style:parent-style-name="Standard">
      <style:text-properties officeooo:paragraph-rsid="0013edce"/>
    </style:style>
    <style:style style:name="P7" style:family="paragraph" style:parent-style-name="Standard">
      <style:text-properties officeooo:paragraph-rsid="001a275e"/>
    </style:style>
    <style:style style:name="P8" style:family="paragraph" style:parent-style-name="Standard">
      <style:text-properties fo:font-weight="normal" officeooo:rsid="0013edce" officeooo:paragraph-rsid="0013edce" style:font-weight-asian="normal" style:font-weight-complex="normal"/>
    </style:style>
    <style:style style:name="P9" style:family="paragraph" style:parent-style-name="Standard">
      <style:text-properties officeooo:paragraph-rsid="001f3c65"/>
    </style:style>
    <style:style style:name="P10" style:family="paragraph" style:parent-style-name="Standard">
      <style:text-properties officeooo:paragraph-rsid="002d9b0c"/>
    </style:style>
    <style:style style:name="P11" style:family="paragraph" style:parent-style-name="Standard">
      <style:text-properties officeooo:paragraph-rsid="00315c41"/>
    </style:style>
    <style:style style:name="P12" style:family="paragraph" style:parent-style-name="Standard">
      <style:text-properties style:font-name="Abyssinica SIL" fo:font-size="11pt" fo:font-style="italic" style:font-size-asian="11pt" style:font-style-asian="italic" style:font-size-complex="11pt" style:font-style-complex="italic"/>
    </style:style>
    <style:style style:name="P13" style:family="paragraph" style:parent-style-name="Standard">
      <style:text-properties style:font-name="Abyssinica SIL" fo:font-size="11pt" fo:font-style="normal" officeooo:rsid="00400318" officeooo:paragraph-rsid="00400318" style:font-size-asian="11pt" style:font-style-asian="normal" style:font-size-complex="11pt"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officeooo:paragraph-rsid="00315c41"/>
    </style:style>
    <style:style style:name="P16" style:family="paragraph" style:parent-style-name="Text_20_body" style:list-style-name="L1"/>
    <style:style style:name="P17" style:family="paragraph" style:parent-style-name="Text_20_body">
      <style:paragraph-properties fo:text-align="center" style:justify-single-word="false"/>
    </style:style>
    <style:style style:name="P18" style:family="paragraph" style:parent-style-name="Text_20_body" style:list-style-name="L1">
      <style:paragraph-properties fo:margin-top="0in" fo:margin-bottom="0in" loext:contextual-spacing="false"/>
    </style:style>
    <style:style style:name="T1" style:family="text">
      <style:text-properties officeooo:rsid="0013edce"/>
    </style:style>
    <style:style style:name="T2" style:family="text">
      <style:text-properties officeooo:rsid="0018bde5"/>
    </style:style>
    <style:style style:name="T3" style:family="text">
      <style:text-properties officeooo:rsid="001a275e"/>
    </style:style>
    <style:style style:name="T4" style:family="text">
      <style:text-properties officeooo:rsid="001bdcd6"/>
    </style:style>
    <style:style style:name="T5" style:family="text">
      <style:text-properties fo:font-weight="bold" style:font-weight-asian="bold" style:font-weight-complex="bold"/>
    </style:style>
    <style:style style:name="T6" style:family="text">
      <style:text-properties fo:font-weight="bold" officeooo:rsid="0013edce" style:font-weight-asian="bold" style:font-weight-complex="bold"/>
    </style:style>
    <style:style style:name="T7" style:family="text">
      <style:text-properties fo:font-weight="bold" officeooo:rsid="001f3c65" style:font-weight-asian="bold" style:font-weight-complex="bold"/>
    </style:style>
    <style:style style:name="T8" style:family="text">
      <style:text-properties officeooo:rsid="001f3c65"/>
    </style:style>
    <style:style style:name="T9" style:family="text">
      <style:text-properties fo:font-weight="normal" style:font-weight-asian="normal" style:font-weight-complex="normal"/>
    </style:style>
    <style:style style:name="T10" style:family="text">
      <style:text-properties fo:font-weight="normal" officeooo:rsid="0013edce" style:font-weight-asian="normal" style:font-weight-complex="normal"/>
    </style:style>
    <style:style style:name="T11" style:family="text">
      <style:text-properties fo:font-weight="normal" officeooo:rsid="001f3c65" style:font-weight-asian="normal" style:font-weight-complex="normal"/>
    </style:style>
    <style:style style:name="T12" style:family="text">
      <style:text-properties fo:font-weight="normal" officeooo:rsid="0024ec7d" style:font-weight-asian="normal" style:font-weight-complex="normal"/>
    </style:style>
    <style:style style:name="T13" style:family="text">
      <style:text-properties fo:font-weight="normal" officeooo:rsid="002e2b1e" style:font-weight-asian="normal" style:font-weight-complex="normal"/>
    </style:style>
    <style:style style:name="T14" style:family="text">
      <style:text-properties fo:font-weight="normal" officeooo:rsid="00315c41"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13edce" style:font-style-asian="italic" style:font-style-complex="italic"/>
    </style:style>
    <style:style style:name="T17" style:family="text">
      <style:text-properties fo:font-style="italic" fo:font-weight="normal" officeooo:rsid="002e2b1e" style:font-style-asian="italic" style:font-weight-asian="normal" style:font-style-complex="italic" style:font-weight-complex="normal"/>
    </style:style>
    <style:style style:name="T18" style:family="text">
      <style:text-properties fo:font-style="italic" fo:font-weight="normal" officeooo:rsid="0013edce" style:font-style-asian="italic" style:font-weight-asian="normal" style:font-style-complex="italic" style:font-weight-complex="normal"/>
    </style:style>
    <style:style style:name="T19" style:family="text">
      <style:text-properties fo:font-style="normal" officeooo:rsid="0013edce" style:font-style-asian="normal" style:font-style-complex="normal"/>
    </style:style>
    <style:style style:name="T20" style:family="text">
      <style:text-properties fo:font-style="normal" officeooo:rsid="00315c41" style:font-style-asian="normal" style:font-style-complex="normal"/>
    </style:style>
    <style:style style:name="T21" style:family="text">
      <style:text-properties fo:font-style="normal" fo:font-weight="normal" officeooo:rsid="0024ec7d" style:font-style-asian="normal" style:font-weight-asian="normal" style:font-style-complex="normal" style:font-weight-complex="normal"/>
    </style:style>
    <style:style style:name="T22" style:family="text">
      <style:text-properties fo:font-style="normal" fo:font-weight="normal" officeooo:rsid="0013edce" style:font-style-asian="normal" style:font-weight-asian="normal" style:font-style-complex="normal" style:font-weight-complex="normal"/>
    </style:style>
    <style:style style:name="T23" style:family="text">
      <style:text-properties fo:font-style="normal" fo:font-weight="normal" officeooo:rsid="002e2b1e" style:font-style-asian="normal" style:font-weight-asian="normal" style:font-style-complex="normal" style:font-weight-complex="normal"/>
    </style:style>
    <style:style style:name="T24" style:family="text">
      <style:text-properties fo:font-style="normal" fo:font-weight="normal" officeooo:rsid="00315c41" style:font-style-asian="normal" style:font-weight-asian="normal" style:font-style-complex="normal" style:font-weight-complex="normal"/>
    </style:style>
    <style:style style:name="T25" style:family="text">
      <style:text-properties fo:font-style="normal" fo:font-weight="bold" officeooo:rsid="0013edce" style:font-style-asian="normal" style:font-weight-asian="bold" style:font-style-complex="normal" style:font-weight-complex="bold"/>
    </style:style>
    <style:style style:name="T26" style:family="text">
      <style:text-properties officeooo:rsid="003a467d"/>
    </style:style>
    <style:style style:name="T27" style:family="text">
      <style:text-properties fo:font-size="11pt" fo:font-style="italic" style:font-size-asian="11pt" style:font-style-asian="italic" style:font-size-complex="11pt" style:font-style-complex="italic"/>
    </style:style>
    <style:style style:name="T28" style:family="text">
      <style:text-properties style:font-name="Abyssinica SIL" fo:font-size="11pt" fo:font-style="italic" style:font-size-asian="11pt" style:font-style-asian="italic" style:font-size-complex="11pt" style:font-style-complex="italic"/>
    </style:style>
    <style:style style:name="T29" style:family="text">
      <style:text-properties style:font-name="Liberation Mono"/>
    </style:style>
    <style:style style:name="T30" style:family="text">
      <style:text-properties style:font-name="Liberation Mono" fo:font-size="11pt" fo:font-style="italic" style:font-size-asian="11pt" style:font-style-asian="italic" style:font-size-complex="11pt" style:font-style-complex="italic"/>
    </style:style>
    <style:style style:name="T31" style:family="text">
      <style:text-properties style:font-name="Liberation Mono" fo:font-style="italic" style:font-style-asian="italic" style:font-style-complex="italic"/>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font-style="italic" style:font-size-asian="10pt" style:font-style-asian="italic" style:font-size-complex="10pt"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code and Character Sets</text:h>
      <text:p text:style-name="Standard"/>
      <text:p text:style-name="P5">1960.</text:p>
      <text:p text:style-name="P5"/>
      <text:p text:style-name="P6"><text:span text:style-name="T1">We need only English letters, and we had a code for them called </text:span><text:a xlink:type="simple" xlink:href="http://www.robelle.com/library/smugbook/ascii.html" text:style-name="Internet_20_link" text:visited-style-name="Visited_20_Internet_20_Link"><text:span text:style-name="T1">ASCII</text:span></text:a><text:span text:style-name="T1"> which was able to represent every character using a number between 32 and 127. Space was 32, the letter “A” was 65, etc. This could conveniently be stored in 7 bits. </text:span>. Codes below 32 were called <text:span text:style-name="Emphasis">unprintable</text:span> and were <text:span text:style-name="T2">u</text:span>sed for control characters, like 7 which made your computer beep.</text:p>
      <text:p text:style-name="P7"><text:span text:style-name="T3">Codes from 128 – 255 where not taken </text:span>The trouble was, <text:span text:style-name="Emphasis">lots</text:span> of people had this idea at the same time, and they had their own ideas of what should go where in the space from 128 to 255.</text:p>
      <text:p text:style-name="P3"/>
      <text:p text:style-name="P6"><text:span text:style-name="T1">The IBM-PC had </text:span>OEM character <text:span text:style-name="T4">set (drawing characters).</text:span></text:p>
      <text:p text:style-name="P6"/>
      <text:p text:style-name="P6">These different systems were called <text:a xlink:type="simple" xlink:href="http://www.i18nguy.com/unicode/codepages.html#msftdos" text:style-name="Internet_20_link" text:visited-style-name="Visited_20_Internet_20_Link"><text:span text:style-name="Emphasis">code pages</text:span></text:a>. So for example in Israel DOS used a code page called 862, while Greek users used 737. They were the same below 128 but different from 128 up, where all the funny letters resided.</text:p>
      <text:p text:style-name="P5"/>
      <text:p text:style-name="P5"/>
      <text:p text:style-name="P6"><text:span text:style-name="T6">Unicode</text:span><text:span text:style-name="T10"> was a brave effort to create a single character set that included every reasonable writing system on the planet. </text:span><text:span text:style-name="T11">Unicode</text:span><text:span text:style-name="T7"> is not a </text:span><text:span text:style-name="T11">16-bit code where each character takse 16 bits and therefore there are 65536 possible characters. </text:span></text:p>
      <text:p text:style-name="P8"/>
      <text:p text:style-name="P10"><text:span text:style-name="T10">In Unicode, a </text:span><text:span text:style-name="T6">letter maps </text:span><text:span text:style-name="T10">to a </text:span><text:span text:style-name="Emphasis"><text:span text:style-name="T6">code point</text:span></text:span><text:span text:style-name="T10"> which is still just a theoretical concept. </text:span>In Unicode, the letter A is a platonic ideal<text:span text:style-name="T10">. </text:span><text:span text:style-name="T11">I</text:span><text:span text:style-name="T10">dea that A in a Times New Roman font is the same character as the A in a Helvetica font, but </text:span><text:span text:style-name="Emphasis"><text:span text:style-name="T10">different</text:span></text:span><text:span text:style-name="T10"> from “a” in lower case. A collection of </text:span><text:span text:style-name="Strong_20_Emphasis"><text:span text:style-name="T1">code points </text:span></text:span><text:span text:style-name="T10">is called a </text:span><text:span text:style-name="Strong_20_Emphasis"><text:span text:style-name="T1">character set</text:span></text:span><text:span text:style-name="T10"> -</text:span><text:span text:style-name="Strong_20_Emphasis"><text:span text:style-name="T1"> </text:span></text:span><text:span text:style-name="T10">which is what Unicode is.</text:span></text:p>
      <text:p text:style-name="P9"><text:span text:style-name="T10"/></text:p>
      <text:p text:style-name="P9"><text:span text:style-name="T10">Every platonic letter in every alphabet is assigned a magic number by the Unicode consortium which is written like this: </text:span><text:span text:style-name="Strong_20_Emphasis"><text:span text:style-name="T1">U+0639</text:span></text:span><text:span text:style-name="T10">.  This magic number is called a </text:span><text:span text:style-name="Emphasis"><text:span text:style-name="T10">code point</text:span></text:span><text:span text:style-name="T10">. The U+ means “Unicode” and the numbers are hexadecimal. </text:span><text:span text:style-name="Strong_20_Emphasis"><text:span text:style-name="T9">You can find them all using the charmap utility on Windows 2000/XP or visiting </text:span></text:span><text:a xlink:type="simple" xlink:href="http://www.unicode.org/" text:style-name="Internet_20_link" text:visited-style-name="Visited_20_Internet_20_Link"><text:span text:style-name="Strong_20_Emphasis"><text:span text:style-name="T9">the Unicode web site</text:span></text:span></text:a><text:span text:style-name="Strong_20_Emphasis"><text:span text:style-name="T9">. There is no real limit on the number of letters that Unicode can define and in fact they have gone beyond 65,536 so not every unicode letter can really be squeezed into two bytes, but that was a myth anyway.</text:span></text:span></text:p>
      <text:p text:style-name="P5"/>
      <text:p text:style-name="P6"><text:span text:style-name="T6">UTF-8 </text:span><text:span text:style-name="T10">was another system for storing your string of Unicode code points. </text:span><text:span text:style-name="T9">In UTF-8, every code point from 0-127 is stored </text:span><text:span text:style-name="Emphasis"><text:span text:style-name="T9">in a single byte</text:span></text:span><text:span text:style-name="T9">. Only code points 128 and above are stored using 2, 3, in fact, up to 6 bytes.</text:span><text:span text:style-name="T10"> This has the neat side effect that English text looks </text:span><text:span text:style-name="Emphasis"><text:span text:style-name="T10">exactly the same in UTF-8 as it did in ASCII, </text:span></text:span><text:span text:style-name="Emphasis"><text:span text:style-name="Strong_20_Emphasis"><text:span text:style-name="T1">UTF-8</text:span></text:span></text:span><text:span text:style-name="Emphasis"><text:span text:style-name="T10"> (one byte per code point), </text:span></text:span><text:span text:style-name="Emphasis"><text:span text:style-name="Strong_20_Emphasis"><text:span text:style-name="T1">UTF-16 </text:span></text:span></text:span><text:span text:style-name="Emphasis"><text:span text:style-name="T10">(two bytes per code point)</text:span></text:span><text:span text:style-name="Emphasis"><text:span text:style-name="Strong_20_Emphasis"><text:span text:style-name="T1"> </text:span></text:span></text:span><text:span text:style-name="Emphasis"><text:span text:style-name="T10">or </text:span></text:span><text:span text:style-name="Emphasis"><text:span text:style-name="Strong_20_Emphasis"><text:span text:style-name="T1">UTF-32 </text:span></text:span></text:span><text:span text:style-name="Emphasis"><text:span text:style-name="T10">(four bytes per code point)</text:span></text:span></text:p>
      <text:p text:style-name="P6"><text:span text:style-name="Emphasis"><text:span text:style-name="T10"/></text:span></text:p>
      <text:p text:style-name="P6"><text:span text:style-name="Emphasis"><text:span text:style-name="T23">T</text:span></text:span><text:span text:style-name="Emphasis"><text:span text:style-name="T22">here's a thing called a </text:span></text:span><text:span text:style-name="Emphasis"><text:span text:style-name="Strong_20_Emphasis"><text:span text:style-name="T19">Byte Order Mark </text:span></text:span></text:span><text:span text:style-name="Emphasis"><text:span text:style-name="T22">(</text:span></text:span><text:span text:style-name="Emphasis"><text:span text:style-name="Strong_20_Emphasis"><text:span text:style-name="T19">BOM</text:span></text:span></text:span><text:span text:style-name="Emphasis"><text:span text:style-name="T22">) - sometimes referred to as an </text:span></text:span><text:span text:style-name="Emphasis"><text:span text:style-name="Strong_20_Emphasis"><text:span text:style-name="T19">Encoding Signature</text:span></text:span></text:span><text:span text:style-name="Emphasis"><text:span text:style-name="T22">. The </text:span></text:span><text:span text:style-name="Emphasis"><text:span text:style-name="Strong_20_Emphasis"><text:span text:style-name="T19">BOM </text:span></text:span></text:span><text:span text:style-name="Emphasis"><text:span text:style-name="T22">is a two-byte marker at the beginning of a file that tells what encoding the file is using.</text:span></text:span></text:p>
      <text:p text:style-name="P6"><text:span text:style-name="Emphasis"><text:span text:style-name="T22"/></text:span></text:p>
      <text:p text:style-name="P6"><text:span text:style-name="Emphasis"><text:span text:style-name="T21">So far T</text:span></text:span><text:span text:style-name="Emphasis"><text:span text:style-name="T22">hree ways of encoding Unicode. The traditional store-it-in-two-byte methods are called UCS-2 (because it has two bytes) or UTF-16 (because it has 16 bits), and you still have to figure out if it’s high-endian UCS-2 or low-endian UCS-2. And there’s the popular new UTF-8 </text:span></text:span><text:a xlink:type="simple" xlink:href="http://www.zvon.org/tmRFC/RFC2279/Output/chapter2.html" text:style-name="Internet_20_link" text:visited-style-name="Visited_20_Internet_20_Link"><text:span text:style-name="Emphasis"><text:span text:style-name="T22">standard</text:span></text:span></text:a></text:p>
      <text:p text:style-name="P6"><text:soft-page-break/><text:span text:style-name="Emphasis"><text:span text:style-name="T22"/></text:span></text:p>
      <text:p text:style-name="P6"><text:span text:style-name="Emphasis"><text:span text:style-name="T22">There are actually a bunch of other ways of encoding Unicode. There’s something called UTF-7, which is a lot like UTF-8 but guarantees that the high bit will always be zero</text:span></text:span></text:p>
      <text:p text:style-name="P6"><text:span text:style-name="Emphasis"><text:span text:style-name="T22"/></text:span></text:p>
      <text:p text:style-name="P6"><text:span text:style-name="Emphasis"><text:span text:style-name="T22">There are hundreds of traditional encodings which can only store </text:span></text:span><text:span text:style-name="Emphasis"><text:span text:style-name="T10">some</text:span></text:span><text:span text:style-name="Emphasis"><text:span text:style-name="T22"> code points correctly and change all the other code points into question marks. Some popular encodings of English text are Windows-1252 (the Windows 9x standard for Western European languages) and </text:span></text:span><text:a xlink:type="simple" xlink:href="http://www.htmlhelp.com/reference/charset/" text:style-name="Internet_20_link" text:visited-style-name="Visited_20_Internet_20_Link"><text:span text:style-name="Emphasis"><text:span text:style-name="T22">ISO-8859-1</text:span></text:span></text:a><text:span text:style-name="Emphasis"><text:span text:style-name="T22">, aka Latin-1 (also useful for any Western European language). But try to store Russian or Hebrew letters in these encodings and you get a bunch of question marks. </text:span></text:span><text:span text:style-name="Emphasis"><text:span text:style-name="T25">UTF 7, 8, 16, and 32 all have the nice property of being able to store </text:span></text:span><text:span text:style-name="Emphasis"><text:span text:style-name="T6">any</text:span></text:span><text:span text:style-name="Emphasis"><text:span text:style-name="T25"> code point correctly.</text:span></text:span></text:p>
      <text:p text:style-name="P6"><text:span text:style-name="Emphasis"><text:span text:style-name="T22"/></text:span></text:p>
      <text:p text:style-name="P6"><text:span text:style-name="Emphasis"><text:span text:style-name="Strong_20_Emphasis"><text:span text:style-name="T19">It does not make sense to have a string without knowing what encoding it uses</text:span></text:span></text:span><text:span text:style-name="Emphasis"><text:span text:style-name="T22">. You can no longer stick your head in the sand and pretend that “plain” text is ASCII. If you have a string, in memory, in a file, or in an email message, you have to know what encoding it is in or you cannot interpret it or display it to users correctly</text:span></text:span></text:p>
      <text:p text:style-name="P6"><text:span text:style-name="Emphasis"><text:span text:style-name="T22"/></text:span></text:p>
      <text:h text:style-name="Heading_20_2" text:outline-level="2"><text:span text:style-name="Emphasis">Encoding in Java</text:span></text:h>
      <text:p text:style-name="P11"><text:span text:style-name="Emphasis"><text:span text:style-name="T24"/></text:span></text:p>
      <text:p text:style-name="P11"><text:span text:style-name="Emphasis"><text:span text:style-name="T24">https://docs.oracle.com/javase/tutorial/i18n/text/string.html<text:line-break/></text:span></text:span><text:a xlink:type="simple" xlink:href="https://www.baeldung.com/java-char-encoding" text:style-name="Internet_20_link" text:visited-style-name="Visited_20_Internet_20_Link"><text:span text:style-name="Emphasis"><text:span text:style-name="T24">https://www.baeldung.com/java-char-encoding</text:span></text:span></text:a><text:span text:style-name="Emphasis"><text:span text:style-name="T24"><text:line-break/>https://www.baeldung.com/java-string-encode-utf-8</text:span></text:span></text:p>
      <text:p text:style-name="P11"><text:span text:style-name="Emphasis"><text:span text:style-name="T24"/></text:span></text:p>
      <text:p text:style-name="P15"><text:span text:style-name="Emphasis"><text:span text:style-name="T24">Java supports a wide array of encodings and their conversions to each other. The class </text:span></text:span><text:span text:style-name="Emphasis"><text:span text:style-name="T14">Charset</text:span></text:span><text:span text:style-name="Emphasis"><text:span text:style-name="T24"> defines a </text:span></text:span><text:a xlink:type="simple" xlink:href="https://docs.oracle.com/en/java/javase/15/intl/supported-encodings.html#GUID-187BA718-195F-4C39-B0D5-F3FDF02C7205" text:style-name="Internet_20_link" text:visited-style-name="Visited_20_Internet_20_Link"><text:span text:style-name="Emphasis"><text:span text:style-name="T24">set of standard encodings</text:span></text:span></text:a><text:span text:style-name="Emphasis"><text:span text:style-name="T24"> which every implementation of Java platform is mandated to support.</text:span></text:span></text:p>
      <text:p text:style-name="P15"><text:span text:style-name="Emphasis"><text:span text:style-name="T24">The Java platform depends heavily on a property called </text:span></text:span><text:span text:style-name="Emphasis"><text:span text:style-name="T14">the default charset</text:span></text:span><text:span text:style-name="Emphasis"><text:span text:style-name="T24">. </text:span></text:span><text:span text:style-name="Emphasis"><text:span text:style-name="Strong_20_Emphasis"><text:span text:style-name="T20">The Java Virtual Machine (JVM) determines the default charset during start-up</text:span></text:span></text:span><text:span text:style-name="Emphasis"><text:span text:style-name="T24">.</text:span></text:span></text:p>
      <text:p text:style-name="Text_20_body">This is dependent on the locale and the charset of the underlying operating system on which JVM is running. For example on MacOS, the default charset is UTF-8.</text:p>
      <text:p text:style-name="Text_20_body">Let's see how we can determine the default charset:<text:line-break/><text:span text:style-name="Source_20_Text">Charset.defaultCharset().displayName();</text:span></text:p>
      <text:p text:style-name="Text_20_body"/>
      <text:p text:style-name="Text_20_body">Many of the Java APIs make use of the default charset as determined by the JVM. To name a few:</text:p>
      <text:list xml:id="list2014307604" text:style-name="L1">
        <text:list-item>
          <text:p text:style-name="P18"><text:span text:style-name="Emphasis">InputStreamReader</text:span> and <text:span text:style-name="Emphasis">FileReader</text:span> </text:p>
        </text:list-item>
        <text:list-item>
          <text:p text:style-name="P18"><text:span text:style-name="Emphasis">OutputStreamWriter</text:span> and <text:span text:style-name="Emphasis">FileWriter</text:span> </text:p>
        </text:list-item>
        <text:list-item>
          <text:p text:style-name="P18"><text:span text:style-name="Emphasis">Formatter</text:span> and <text:span text:style-name="Emphasis">Scanner</text:span> </text:p>
        </text:list-item>
        <text:list-item>
          <text:p text:style-name="P16"><text:a xlink:type="simple" xlink:href="https://www.baeldung.com/java-url-encoding-decoding" text:style-name="Internet_20_link" text:visited-style-name="Visited_20_Internet_20_Link"><text:span text:style-name="Emphasis">URLEncoder</text:span></text:a><text:a xlink:type="simple" xlink:href="https://www.baeldung.com/java-url-encoding-decoding" text:style-name="Internet_20_link" text:visited-style-name="Visited_20_Internet_20_Link"> and </text:a><text:a xlink:type="simple" xlink:href="https://www.baeldung.com/java-url-encoding-decoding" text:style-name="Internet_20_link" text:visited-style-name="Visited_20_Internet_20_Link"><text:span text:style-name="Emphasis">URLDecoder</text:span></text:a> </text:p>
        </text:list-item>
      </text:list>
      <text:p text:style-name="Text_20_body">So, this means that if we'd run our example without specifying the charset:</text:p>
      <text:p text:style-name="P2"><text:span text:style-name="Source_20_Text">new BufferedReader(new InputStreamReader(new ByteArrayInputStream(input.getBytes()))).readLine();</text:span></text:p>
      <text:p text:style-name="P2"><text:span text:style-name="Source_20_Text"/></text:p>
      <text:p text:style-name="P2"><text:soft-page-break/><text:span text:style-name="Source_20_Text">We should normally </text:span><text:span text:style-name="Source_20_Text"><text:span text:style-name="Strong_20_Emphasis">choose to specify a charset when dealing with text instead of relying on the default settings</text:span></text:span><text:span text:style-name="Source_20_Text">. We can explicitly declare the encoding we want to use in classes which deal with character-to-byte conversions.</text:span></text:p>
      <text:p text:style-name="Text_20_body"/>
      <text:p text:style-name="Standard"><text:span text:style-name="Emphasis"><text:span text:style-name="T5">MalformedInputException</text:span></text:span></text:p>
      <text:p text:style-name="Standard">When we decode a byte sequence, there exist cases in which it's not legal for the given <text:span text:style-name="Emphasis">Charset</text:span>, or else it's not a legal sixteen-bit Unicode. In other words, the given byte sequence has no mapping in the specified <text:span text:style-name="Emphasis">Charset</text:span>.</text:p>
      <text:p text:style-name="Standard"/>
      <text:p text:style-name="P4"><text:span text:style-name="T26">E</text:span>ncoding With Core Java</text:p>
      <text:p text:style-name="Standard">Let's start with the core library.</text:p>
      <text:p text:style-name="Text_20_body"><text:span text:style-name="Emphasis">String</text:span>s are immutable in Java, which means we cannot change a <text:span text:style-name="Emphasis">String</text:span> character encoding. To achieve what we want,<text:span text:style-name="Strong_20_Emphasis"> we need to copy the bytes of the </text:span><text:span text:style-name="Strong_20_Emphasis"><text:span text:style-name="Emphasis">String</text:span></text:span><text:span text:style-name="Strong_20_Emphasis"> and then create a new one with the desired encoding.</text:span></text:p>
      <text:p text:style-name="Text_20_body">First, we get the <text:span text:style-name="Emphasis">String</text:span> bytes, and then we create a new one using the retrieved bytes and the desired charset:</text:p>
      <text:p text:style-name="Preformatted_20_Text"><text:span text:style-name="Source_20_Text"><text:span text:style-name="T15">String rawString = "Entwickeln Sie mit Vergnügen";</text:span></text:span></text:p>
      <text:p text:style-name="Preformatted_20_Text"><text:span text:style-name="Source_20_Text"><text:span text:style-name="T15">byte[] bytes = rawString.getBytes(StandardCharsets.UTF_8);</text:span></text:span></text:p>
      <text:p text:style-name="Preformatted_20_Text"><text:span text:style-name="Source_20_Text"><text:span text:style-name="T15">String utf8EncodedString = new String(bytes, StandardCharsets.UTF_8);</text:span></text:span></text:p>
      <text:p text:style-name="P2"><text:span text:style-name="Source_20_Text"><text:span text:style-name="T15">assertEquals(rawString, utf8EncodedString);</text:span></text:span></text:p>
      <text:p text:style-name="Standard"><text:span text:style-name="T5">Encoding With Java 7 </text:span><text:span text:style-name="Emphasis"><text:span text:style-name="T5">StandardCharsets</text:span></text:span></text:p>
      <text:p text:style-name="Standard"><text:span text:style-name="T9">Al</text:span>ternatively, we can use the <text:span text:style-name="Emphasis">StandardCharsets</text:span> class<text:span text:style-name="Strong_20_Emphasis"> introduced in</text:span> <text:span text:style-name="Strong_20_Emphasis">Java 7</text:span> to encode the <text:span text:style-name="Emphasis">String</text:span>.</text:p>
      <text:p text:style-name="Standard">First, we'll decode the <text:span text:style-name="Emphasis">String</text:span> into bytes, and second, we'll encode the <text:span text:style-name="Emphasis">String</text:span> to UTF-8:</text:p>
      <text:p text:style-name="Standard"><text:span text:style-name="Source_20_Text"><text:span text:style-name="T32"/></text:span></text:p>
      <text:p text:style-name="Standard"><text:span text:style-name="Source_20_Text"><text:span text:style-name="T33">String rawString = "Entwickeln Sie mit Vergnügen";</text:span></text:span></text:p>
      <text:p text:style-name="Standard"><text:span text:style-name="Source_20_Text"><text:span text:style-name="T33">ByteBuffer buffer = StandardCharsets.UTF_8.encode(rawString); </text:span></text:span></text:p>
      <text:p text:style-name="Standard"><text:span text:style-name="Source_20_Text"><text:span text:style-name="T33">String utf8EncodedString = StandardCharsets.UTF_8.decode(buffer).toString();</text:span></text:span></text:p>
      <text:p text:style-name="Standard"><text:span text:style-name="Source_20_Text"><text:span text:style-name="T33">assertEquals(rawString, utf8EncodedString);</text:span></text:span></text:p>
      <text:p text:style-name="P12"/>
      <text:p text:style-name="P13">Also https://stackoverflow.com/questions/361975/setting-the-default-java-character-encoding</text:p>
      <text:p text:style-name="P14">https://www.javatpoint.com/java-string-encod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helvetica, 'sans 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22:01:26.797846269</meta:creation-date>
    <dc:date>2022-08-10T23:02:34.512369749</dc:date>
    <meta:editing-duration>PT1H45S</meta:editing-duration>
    <meta:editing-cycles>42</meta:editing-cycles>
    <meta:generator>LibreOffice/6.4.7.2$Linux_X86_64 LibreOffice_project/40$Build-2</meta:generator>
    <meta:document-statistic meta:table-count="0" meta:image-count="0" meta:object-count="0" meta:page-count="3" meta:paragraph-count="48" meta:word-count="1085" meta:character-count="6714" meta:non-whitespace-character-count="5673"/>
  </office:meta>
</office:document-meta>
</file>